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5.3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Funcionalidade de Seleção de Objetos do Storage</text:p>
          </table:table-cell>
          <table:table-cell table:style-name="ce1"/>
          <table:table-cell table:style-name="ce1" table:formula="of:=SUM([.C2:.C8])"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Estudo de APIs do Open Sta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Pesquisa de integração API Open Stack com APS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2" office:value-type="string" calcext:value-type="string">
            <text:p>Adequação do wizard de criação de jobs para incluir a funcionalidad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tegração dos objetos Open Stack com a tela AP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Criação de tela para login no storag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Criação de telas para filtro e seleção de objeto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Funcionalidade Consumo de Recursos – Analytics</text:p>
          </table:table-cell>
          <table:table-cell table:style-name="ce1"/>
          <table:table-cell table:style-name="ce1" table:formula="of:=SUM([.C10:.C17])" office:value-type="float" office:value="224" calcext:value-type="float">
            <text:p>224</text:p>
          </table:table-cell>
        </table:table-row>
        <table:table-row table:style-name="ro1">
          <table:table-cell/>
          <table:table-cell table:style-name="ce2" office:value-type="string" calcext:value-type="string">
            <text:p>Criação de uma nova aba com 2 sub-abas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/>
          <table:table-cell table:style-name="ce2" office:value-type="string" calcext:value-type="string">
            <text:p>Criação de tela para seleção de parâmetros a serem plotado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2" office:value-type="string" calcext:value-type="string">
            <text:p>Pesquisa de componente para traçar gráfico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Pesquisa de integração do componente na tela da AP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Gráficos de transcodificação, JIT e DVR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Gráfico de armazenamento (Retenção VOD)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Gráficos de tráfego HTTP/HTTP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Funcionalidade Consumo de Recursos – Consumo</text:p>
          </table:table-cell>
          <table:table-cell table:style-name="ce1"/>
          <table:table-cell table:style-name="ce1" table:formula="of:=SUM([.C19:.C24])" office:value-type="float" office:value="112" calcext:value-type="float">
            <text:p>112</text:p>
          </table:table-cell>
        </table:table-row>
        <table:table-row table:style-name="ro2">
          <table:table-cell/>
          <table:table-cell table:style-name="ce2" office:value-type="string" calcext:value-type="string">
            <text:p>Pesquisa modo de obter as franquias dos serviços no paralels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table:style-name="ce2" office:value-type="string" calcext:value-type="string">
            <text:p>Pesquisa de criação de task diária para atualização de valores de consumo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table:style-name="ce2" office:value-type="string" calcext:value-type="string">
            <text:p>Modelagem de dados para armazenar dados de consumo por cliente / recurs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2" office:value-type="string" calcext:value-type="string">
            <text:p>Criação de task para cálculo de projeção de consumo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table:style-name="ce2" office:value-type="string" calcext:value-type="string">
            <text:p>Criação de tela para mostrar dados de consumo atual x estimado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5:32:53.290352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6:02:05.833024601</meta:creation-date>
    <dc:date>2016-09-16T16:23:42.623326009</dc:date>
    <meta:editing-duration>PT25M18S</meta:editing-duration>
    <meta:editing-cycles>2</meta:editing-cycles>
    <meta:generator>LibreOffice/5.1.3.2$Linux_X86_64 LibreOffice_project/10m0$Build-2</meta:generator>
    <meta:document-statistic meta:table-count="1" meta:cell-count="42" meta:object-count="0"/>
  </office:meta>
</office:document-meta>
</file>